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59.99mm" svg:height="89.99mm" svg:x="104.04mm" svg:y="13.48mm">
            <loext:p draw:notify-on-update-of-ranges="runa.A2:runa.A34 runa.B2:runa.B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lavras Únicas (P)</text:p>
          </table:table-cell>
          <table:table-cell table:style-name="ce1"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91738" calcext:value-type="float">
            <text:p>91738</text:p>
          </table:table-cell>
          <table:table-cell office:value-type="float" office:value="9348" calcext:value-type="float">
            <text:p>9348</text:p>
          </table:table-cell>
          <table:table-cell office:value-type="float" office:value="0.067151" calcext:value-type="float">
            <text:p>0,067151</text:p>
          </table:table-cell>
        </table:table-row>
        <table:table-row table:style-name="ro1">
          <table:table-cell office:value-type="float" office:value="110495" calcext:value-type="float">
            <text:p>110495</text:p>
          </table:table-cell>
          <table:table-cell office:value-type="float" office:value="10798" calcext:value-type="float">
            <text:p>10798</text:p>
          </table:table-cell>
          <table:table-cell office:value-type="float" office:value="0.080619" calcext:value-type="float">
            <text:p>0,080619</text:p>
          </table:table-cell>
        </table:table-row>
        <table:table-row table:style-name="ro1">
          <table:table-cell office:value-type="float" office:value="242983" calcext:value-type="float">
            <text:p>242983</text:p>
          </table:table-cell>
          <table:table-cell office:value-type="float" office:value="15565" calcext:value-type="float">
            <text:p>15565</text:p>
          </table:table-cell>
          <table:table-cell office:value-type="float" office:value="0.170938" calcext:value-type="float">
            <text:p>0,170938</text:p>
          </table:table-cell>
        </table:table-row>
        <table:table-row table:style-name="ro1">
          <table:table-cell office:value-type="float" office:value="260420" calcext:value-type="float">
            <text:p>260420</text:p>
          </table:table-cell>
          <table:table-cell office:value-type="float" office:value="16775" calcext:value-type="float">
            <text:p>16775</text:p>
          </table:table-cell>
          <table:table-cell office:value-type="float" office:value="0.183122" calcext:value-type="float">
            <text:p>0,183122</text:p>
          </table:table-cell>
        </table:table-row>
        <table:table-row table:style-name="ro1">
          <table:table-cell office:value-type="float" office:value="377324" calcext:value-type="float">
            <text:p>377324</text:p>
          </table:table-cell>
          <table:table-cell office:value-type="float" office:value="21083" calcext:value-type="float">
            <text:p>21083</text:p>
          </table:table-cell>
          <table:table-cell office:value-type="float" office:value="0.266776" calcext:value-type="float">
            <text:p>0,266776</text:p>
          </table:table-cell>
        </table:table-row>
        <table:table-row table:style-name="ro1">
          <table:table-cell office:value-type="float" office:value="725332" calcext:value-type="float">
            <text:p>725332</text:p>
          </table:table-cell>
          <table:table-cell office:value-type="float" office:value="35961" calcext:value-type="float">
            <text:p>35961</text:p>
          </table:table-cell>
          <table:table-cell office:value-type="float" office:value="0.531803" calcext:value-type="float">
            <text:p>0,531803</text:p>
          </table:table-cell>
        </table:table-row>
        <table:table-row table:style-name="ro1">
          <table:table-cell office:value-type="float" office:value="770447" calcext:value-type="float">
            <text:p>770447</text:p>
          </table:table-cell>
          <table:table-cell office:value-type="float" office:value="37590" calcext:value-type="float">
            <text:p>37590</text:p>
          </table:table-cell>
          <table:table-cell office:value-type="float" office:value="0.570903" calcext:value-type="float">
            <text:p>0,570903</text:p>
          </table:table-cell>
        </table:table-row>
        <table:table-row table:style-name="ro1">
          <table:table-cell office:value-type="float" office:value="787175" calcext:value-type="float">
            <text:p>787175</text:p>
          </table:table-cell>
          <table:table-cell office:value-type="float" office:value="37753" calcext:value-type="float">
            <text:p>37753</text:p>
          </table:table-cell>
          <table:table-cell office:value-type="float" office:value="0.579924" calcext:value-type="float">
            <text:p>0,579924</text:p>
          </table:table-cell>
        </table:table-row>
        <table:table-row table:style-name="ro1">
          <table:table-cell office:value-type="float" office:value="793748" calcext:value-type="float">
            <text:p>793748</text:p>
          </table:table-cell>
          <table:table-cell office:value-type="float" office:value="37899" calcext:value-type="float">
            <text:p>37899</text:p>
          </table:table-cell>
          <table:table-cell office:value-type="float" office:value="0.585812" calcext:value-type="float">
            <text:p>0,585812</text:p>
          </table:table-cell>
        </table:table-row>
        <table:table-row table:style-name="ro1">
          <table:table-cell office:value-type="float" office:value="878020" calcext:value-type="float">
            <text:p>878020</text:p>
          </table:table-cell>
          <table:table-cell office:value-type="float" office:value="40105" calcext:value-type="float">
            <text:p>40105</text:p>
          </table:table-cell>
          <table:table-cell office:value-type="float" office:value="0.650214" calcext:value-type="float">
            <text:p>0,650214</text:p>
          </table:table-cell>
        </table:table-row>
        <table:table-row table:style-name="ro1">
          <table:table-cell office:value-type="float" office:value="976491" calcext:value-type="float">
            <text:p>976491</text:p>
          </table:table-cell>
          <table:table-cell office:value-type="float" office:value="42377" calcext:value-type="float">
            <text:p>42377</text:p>
          </table:table-cell>
          <table:table-cell office:value-type="float" office:value="0.722959" calcext:value-type="float">
            <text:p>0,722959</text:p>
          </table:table-cell>
        </table:table-row>
        <table:table-row table:style-name="ro1">
          <table:table-cell office:value-type="float" office:value="993927" calcext:value-type="float">
            <text:p>993927</text:p>
          </table:table-cell>
          <table:table-cell office:value-type="float" office:value="42497" calcext:value-type="float">
            <text:p>42497</text:p>
          </table:table-cell>
          <table:table-cell office:value-type="float" office:value="0.735845" calcext:value-type="float">
            <text:p>0,735845</text:p>
          </table:table-cell>
        </table:table-row>
        <table:table-row table:style-name="ro1">
          <table:table-cell office:value-type="float" office:value="1095492" calcext:value-type="float">
            <text:p>1095492</text:p>
          </table:table-cell>
          <table:table-cell office:value-type="float" office:value="45126" calcext:value-type="float">
            <text:p>45126</text:p>
          </table:table-cell>
          <table:table-cell office:value-type="float" office:value="0.810684" calcext:value-type="float">
            <text:p>0,810684</text:p>
          </table:table-cell>
        </table:table-row>
        <table:table-row table:style-name="ro1">
          <table:table-cell office:value-type="float" office:value="1140438" calcext:value-type="float">
            <text:p>1140438</text:p>
          </table:table-cell>
          <table:table-cell office:value-type="float" office:value="45758" calcext:value-type="float">
            <text:p>45758</text:p>
          </table:table-cell>
          <table:table-cell office:value-type="float" office:value="0.842988" calcext:value-type="float">
            <text:p>0,842988</text:p>
          </table:table-cell>
        </table:table-row>
        <table:table-row table:style-name="ro1">
          <table:table-cell office:value-type="float" office:value="1157679" calcext:value-type="float">
            <text:p>1157679</text:p>
          </table:table-cell>
          <table:table-cell office:value-type="float" office:value="46352" calcext:value-type="float">
            <text:p>46352</text:p>
          </table:table-cell>
          <table:table-cell office:value-type="float" office:value="0.859416" calcext:value-type="float">
            <text:p>0,859416</text:p>
          </table:table-cell>
        </table:table-row>
        <table:table-row table:style-name="ro1">
          <table:table-cell office:value-type="float" office:value="1181997" calcext:value-type="float">
            <text:p>1181997</text:p>
          </table:table-cell>
          <table:table-cell office:value-type="float" office:value="46852" calcext:value-type="float">
            <text:p>46852</text:p>
          </table:table-cell>
          <table:table-cell office:value-type="float" office:value="0.872767" calcext:value-type="float">
            <text:p>0,872767</text:p>
          </table:table-cell>
        </table:table-row>
        <table:table-row table:style-name="ro1">
          <table:table-cell office:value-type="float" office:value="1339341" calcext:value-type="float">
            <text:p>1339341</text:p>
          </table:table-cell>
          <table:table-cell office:value-type="float" office:value="48793" calcext:value-type="float">
            <text:p>48793</text:p>
          </table:table-cell>
          <table:table-cell office:value-type="float" office:value="0.986674" calcext:value-type="float">
            <text:p>0,986674</text:p>
          </table:table-cell>
        </table:table-row>
        <table:table-row table:style-name="ro1">
          <table:table-cell office:value-type="float" office:value="1397511" calcext:value-type="float">
            <text:p>1397511</text:p>
          </table:table-cell>
          <table:table-cell office:value-type="float" office:value="49453" calcext:value-type="float">
            <text:p>49453</text:p>
          </table:table-cell>
          <table:table-cell office:value-type="float" office:value="1.02584" calcext:value-type="float">
            <text:p>1,02584</text:p>
          </table:table-cell>
        </table:table-row>
        <table:table-row table:style-name="ro1">
          <table:table-cell office:value-type="float" office:value="1587439" calcext:value-type="float">
            <text:p>1587439</text:p>
          </table:table-cell>
          <table:table-cell office:value-type="float" office:value="53964" calcext:value-type="float">
            <text:p>53964</text:p>
          </table:table-cell>
          <table:table-cell office:value-type="float" office:value="1.16527" calcext:value-type="float">
            <text:p>1,16527</text:p>
          </table:table-cell>
        </table:table-row>
        <table:table-row table:style-name="ro1">
          <table:table-cell office:value-type="float" office:value="1605689" calcext:value-type="float">
            <text:p>1605689</text:p>
          </table:table-cell>
          <table:table-cell office:value-type="float" office:value="54266" calcext:value-type="float">
            <text:p>54266</text:p>
          </table:table-cell>
          <table:table-cell office:value-type="float" office:value="1.17541" calcext:value-type="float">
            <text:p>1,17541</text:p>
          </table:table-cell>
        </table:table-row>
        <table:table-row table:style-name="ro1">
          <table:table-cell office:value-type="float" office:value="1696633" calcext:value-type="float">
            <text:p>1696633</text:p>
          </table:table-cell>
          <table:table-cell office:value-type="float" office:value="55218" calcext:value-type="float">
            <text:p>55218</text:p>
          </table:table-cell>
          <table:table-cell office:value-type="float" office:value="1.24616" calcext:value-type="float">
            <text:p>1,24616</text:p>
          </table:table-cell>
        </table:table-row>
        <table:table-row table:style-name="ro1">
          <table:table-cell office:value-type="float" office:value="1713175" calcext:value-type="float">
            <text:p>1713175</text:p>
          </table:table-cell>
          <table:table-cell office:value-type="float" office:value="55469" calcext:value-type="float">
            <text:p>55469</text:p>
          </table:table-cell>
          <table:table-cell office:value-type="float" office:value="1.26094" calcext:value-type="float">
            <text:p>1,26094</text:p>
          </table:table-cell>
        </table:table-row>
        <table:table-row table:style-name="ro1">
          <table:table-cell office:value-type="float" office:value="1849509" calcext:value-type="float">
            <text:p>1849509</text:p>
          </table:table-cell>
          <table:table-cell office:value-type="float" office:value="58505" calcext:value-type="float">
            <text:p>58505</text:p>
          </table:table-cell>
          <table:table-cell office:value-type="float" office:value="1.3815" calcext:value-type="float">
            <text:p>1,3815</text:p>
          </table:table-cell>
        </table:table-row>
        <table:table-row table:style-name="ro1">
          <table:table-cell office:value-type="float" office:value="1874471" calcext:value-type="float">
            <text:p>1874471</text:p>
          </table:table-cell>
          <table:table-cell office:value-type="float" office:value="59392" calcext:value-type="float">
            <text:p>59392</text:p>
          </table:table-cell>
          <table:table-cell office:value-type="float" office:value="1.38047" calcext:value-type="float">
            <text:p>1,38047</text:p>
          </table:table-cell>
        </table:table-row>
        <table:table-row table:style-name="ro1">
          <table:table-cell office:value-type="float" office:value="1943438" calcext:value-type="float">
            <text:p>1943438</text:p>
          </table:table-cell>
          <table:table-cell office:value-type="float" office:value="60837" calcext:value-type="float">
            <text:p>60837</text:p>
          </table:table-cell>
          <table:table-cell office:value-type="float" office:value="1.4335" calcext:value-type="float">
            <text:p>1,4335</text:p>
          </table:table-cell>
        </table:table-row>
        <table:table-row table:style-name="ro1">
          <table:table-cell office:value-type="float" office:value="2035973" calcext:value-type="float">
            <text:p>2035973</text:p>
          </table:table-cell>
          <table:table-cell office:value-type="float" office:value="62739" calcext:value-type="float">
            <text:p>62739</text:p>
          </table:table-cell>
          <table:table-cell office:value-type="float" office:value="1.50348" calcext:value-type="float">
            <text:p>1,50348</text:p>
          </table:table-cell>
        </table:table-row>
        <table:table-row table:style-name="ro1">
          <table:table-cell office:value-type="float" office:value="2148001" calcext:value-type="float">
            <text:p>2148001</text:p>
          </table:table-cell>
          <table:table-cell office:value-type="float" office:value="64251" calcext:value-type="float">
            <text:p>64251</text:p>
          </table:table-cell>
          <table:table-cell office:value-type="float" office:value="1.58788" calcext:value-type="float">
            <text:p>1,58788</text:p>
          </table:table-cell>
        </table:table-row>
        <table:table-row table:style-name="ro1">
          <table:table-cell office:value-type="float" office:value="2262581" calcext:value-type="float">
            <text:p>2262581</text:p>
          </table:table-cell>
          <table:table-cell office:value-type="float" office:value="65391" calcext:value-type="float">
            <text:p>65391</text:p>
          </table:table-cell>
          <table:table-cell office:value-type="float" office:value="1.66641" calcext:value-type="float">
            <text:p>1,66641</text:p>
          </table:table-cell>
        </table:table-row>
        <table:table-row table:style-name="ro1">
          <table:table-cell office:value-type="float" office:value="2381602" calcext:value-type="float">
            <text:p>2381602</text:p>
          </table:table-cell>
          <table:table-cell office:value-type="float" office:value="66816" calcext:value-type="float">
            <text:p>66816</text:p>
          </table:table-cell>
          <table:table-cell office:value-type="float" office:value="1.75142" calcext:value-type="float">
            <text:p>1,75142</text:p>
          </table:table-cell>
        </table:table-row>
        <table:table-row table:style-name="ro1">
          <table:table-cell office:value-type="float" office:value="2462155" calcext:value-type="float">
            <text:p>2462155</text:p>
          </table:table-cell>
          <table:table-cell office:value-type="float" office:value="67909" calcext:value-type="float">
            <text:p>67909</text:p>
          </table:table-cell>
          <table:table-cell office:value-type="float" office:value="1.81574" calcext:value-type="float">
            <text:p>1,81574</text:p>
          </table:table-cell>
        </table:table-row>
        <table:table-row table:style-name="ro1">
          <table:table-cell office:value-type="float" office:value="2572047" calcext:value-type="float">
            <text:p>2572047</text:p>
          </table:table-cell>
          <table:table-cell office:value-type="float" office:value="71438" calcext:value-type="float">
            <text:p>71438</text:p>
          </table:table-cell>
          <table:table-cell office:value-type="float" office:value="1.91115" calcext:value-type="float">
            <text:p>1,91115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1.96474" calcext:value-type="float">
            <text:p>1,96474</text:p>
          </table:table-cell>
        </table:table-row>
      </table:table>
      <table:table table:name="Sheet2" table:style-name="ta1">
        <table:shapes>
          <draw:frame draw:z-index="0" draw:style-name="gr1" draw:text-style-name="P1" svg:width="159.97mm" svg:height="90.04mm" svg:x="93.06mm" svg:y="2.39mm">
            <loext:p draw:notify-on-update-of-ranges="Sheet2.A2:Sheet2.A34 Sheet2.C1:Sheet2.C1 Sheet2.C2:Sheet2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mória(Kb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62427" calcext:value-type="float">
            <text:p>62427</text:p>
          </table:table-cell>
          <table:table-cell office:value-type="float" office:value="8000" calcext:value-type="float">
            <text:p>8000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172319" calcext:value-type="float">
            <text:p>172319</text:p>
          </table:table-cell>
          <table:table-cell office:value-type="float" office:value="16047" calcext:value-type="float">
            <text:p>16047</text:p>
          </table:table-cell>
          <table:table-cell office:value-type="float" office:value="14712" calcext:value-type="float">
            <text:p>14712</text:p>
          </table:table-cell>
        </table:table-row>
        <table:table-row table:style-name="ro1">
          <table:table-cell office:value-type="float" office:value="217434" calcext:value-type="float">
            <text:p>217434</text:p>
          </table:table-cell>
          <table:table-cell office:value-type="float" office:value="18409" calcext:value-type="float">
            <text:p>18409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353768" calcext:value-type="float">
            <text:p>353768</text:p>
          </table:table-cell>
          <table:table-cell office:value-type="float" office:value="23875" calcext:value-type="float">
            <text:p>23875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472789" calcext:value-type="float">
            <text:p>472789</text:p>
          </table:table-cell>
          <table:table-cell office:value-type="float" office:value="26556" calcext:value-type="float">
            <text:p>26556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float" office:value="530959" calcext:value-type="float">
            <text:p>530959</text:p>
          </table:table-cell>
          <table:table-cell office:value-type="float" office:value="28287" calcext:value-type="float">
            <text:p>28287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720887" calcext:value-type="float">
            <text:p>720887</text:p>
          </table:table-cell>
          <table:table-cell office:value-type="float" office:value="35604" calcext:value-type="float">
            <text:p>35604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832915" calcext:value-type="float">
            <text:p>832915</text:p>
          </table:table-cell>
          <table:table-cell office:value-type="float" office:value="38247" calcext:value-type="float">
            <text:p>38247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839488" calcext:value-type="float">
            <text:p>839488</text:p>
          </table:table-cell>
          <table:table-cell office:value-type="float" office:value="38461" calcext:value-type="float">
            <text:p>38461</text:p>
          </table:table-cell>
          <table:table-cell office:value-type="float" office:value="16704" calcext:value-type="float">
            <text:p>16704</text:p>
          </table:table-cell>
        </table:table-row>
        <table:table-row table:style-name="ro1">
          <table:table-cell office:value-type="float" office:value="996832" calcext:value-type="float">
            <text:p>996832</text:p>
          </table:table-cell>
          <table:table-cell office:value-type="float" office:value="40630" calcext:value-type="float">
            <text:p>4063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14268" calcext:value-type="float">
            <text:p>1014268</text:p>
          </table:table-cell>
          <table:table-cell office:value-type="float" office:value="40736" calcext:value-type="float">
            <text:p>4073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32518" calcext:value-type="float">
            <text:p>1032518</text:p>
          </table:table-cell>
          <table:table-cell office:value-type="float" office:value="41213" calcext:value-type="float">
            <text:p>41213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1051275" calcext:value-type="float">
            <text:p>1051275</text:p>
          </table:table-cell>
          <table:table-cell office:value-type="float" office:value="41667" calcext:value-type="float">
            <text:p>41667</text:p>
          </table:table-cell>
          <table:table-cell office:value-type="float" office:value="17016" calcext:value-type="float">
            <text:p>17016</text:p>
          </table:table-cell>
        </table:table-row>
        <table:table-row table:style-name="ro1">
          <table:table-cell office:value-type="float" office:value="1067817" calcext:value-type="float">
            <text:p>1067817</text:p>
          </table:table-cell>
          <table:table-cell office:value-type="float" office:value="42024" calcext:value-type="float">
            <text:p>42024</text:p>
          </table:table-cell>
          <table:table-cell office:value-type="float" office:value="17156" calcext:value-type="float">
            <text:p>17156</text:p>
          </table:table-cell>
        </table:table-row>
        <table:table-row table:style-name="ro1">
          <table:table-cell office:value-type="float" office:value="1092135" calcext:value-type="float">
            <text:p>1092135</text:p>
          </table:table-cell>
          <table:table-cell office:value-type="float" office:value="42550" calcext:value-type="float">
            <text:p>42550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137081" calcext:value-type="float">
            <text:p>1137081</text:p>
          </table:table-cell>
          <table:table-cell office:value-type="float" office:value="43216" calcext:value-type="float">
            <text:p>43216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float" office:value="1154518" calcext:value-type="float">
            <text:p>1154518</text:p>
          </table:table-cell>
          <table:table-cell office:value-type="float" office:value="43841" calcext:value-type="float">
            <text:p>43841</text:p>
          </table:table-cell>
          <table:table-cell office:value-type="float" office:value="17312" calcext:value-type="float">
            <text:p>17312</text:p>
          </table:table-cell>
        </table:table-row>
        <table:table-row table:style-name="ro1">
          <table:table-cell office:value-type="float" office:value="1171759" calcext:value-type="float">
            <text:p>1171759</text:p>
          </table:table-cell>
          <table:table-cell office:value-type="float" office:value="44476" calcext:value-type="float">
            <text:p>44476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286339" calcext:value-type="float">
            <text:p>1286339</text:p>
          </table:table-cell>
          <table:table-cell office:value-type="float" office:value="45951" calcext:value-type="float">
            <text:p>45951</text:p>
          </table:table-cell>
          <table:table-cell office:value-type="float" office:value="17476" calcext:value-type="float">
            <text:p>17476</text:p>
          </table:table-cell>
        </table:table-row>
        <table:table-row table:style-name="ro1">
          <table:table-cell office:value-type="float" office:value="1418827" calcext:value-type="float">
            <text:p>1418827</text:p>
          </table:table-cell>
          <table:table-cell office:value-type="float" office:value="47501" calcext:value-type="float">
            <text:p>4750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499380" calcext:value-type="float">
            <text:p>1499380</text:p>
          </table:table-cell>
          <table:table-cell office:value-type="float" office:value="49060" calcext:value-type="float">
            <text:p>49060</text:p>
          </table:table-cell>
          <table:table-cell office:value-type="float" office:value="17788" calcext:value-type="float">
            <text:p>17788</text:p>
          </table:table-cell>
        </table:table-row>
        <table:table-row table:style-name="ro1">
          <table:table-cell office:value-type="float" office:value="1597851" calcext:value-type="float">
            <text:p>1597851</text:p>
          </table:table-cell>
          <table:table-cell office:value-type="float" office:value="50608" calcext:value-type="float">
            <text:p>50608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float" office:value="1699416" calcext:value-type="float">
            <text:p>1699416</text:p>
          </table:table-cell>
          <table:table-cell office:value-type="float" office:value="52592" calcext:value-type="float">
            <text:p>52592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float" office:value="1783688" calcext:value-type="float">
            <text:p>1783688</text:p>
          </table:table-cell>
          <table:table-cell office:value-type="float" office:value="54211" calcext:value-type="float">
            <text:p>54211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1900592" calcext:value-type="float">
            <text:p>1900592</text:p>
          </table:table-cell>
          <table:table-cell office:value-type="float" office:value="56280" calcext:value-type="float">
            <text:p>56280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248600" calcext:value-type="float">
            <text:p>2248600</text:p>
          </table:table-cell>
          <table:table-cell office:value-type="float" office:value="66924" calcext:value-type="float">
            <text:p>66924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2339544" calcext:value-type="float">
            <text:p>2339544</text:p>
          </table:table-cell>
          <table:table-cell office:value-type="float" office:value="67762" calcext:value-type="float">
            <text:p>6776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2364506" calcext:value-type="float">
            <text:p>2364506</text:p>
          </table:table-cell>
          <table:table-cell office:value-type="float" office:value="68541" calcext:value-type="float">
            <text:p>68541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381234" calcext:value-type="float">
            <text:p>2381234</text:p>
          </table:table-cell>
          <table:table-cell office:value-type="float" office:value="68624" calcext:value-type="float">
            <text:p>68624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473769" calcext:value-type="float">
            <text:p>2473769</text:p>
          </table:table-cell>
          <table:table-cell office:value-type="float" office:value="70464" calcext:value-type="float">
            <text:p>70464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542736" calcext:value-type="float">
            <text:p>2542736</text:p>
          </table:table-cell>
          <table:table-cell office:value-type="float" office:value="71797" calcext:value-type="float">
            <text:p>71797</text:p>
          </table:table-cell>
          <table:table-cell office:value-type="float" office:value="19864" calcext:value-type="float">
            <text:p>19864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20016" calcext:value-type="float">
            <text:p>2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14:00:07.658944110</dc:date>
    <dc:creator>Mateus Marim</dc:creator>
    <meta:editing-duration>PT4M46S</meta:editing-duration>
    <meta:editing-cycles>1</meta:editing-cycles>
    <meta:document-statistic meta:table-count="2" meta:cell-count="204" meta:object-count="2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Crescimento de P em relação a N</text:p>
        </chart:title>
        <chart:legend chart:legend-position="end" svg:x="11.058cm" svg:y="3.952cm" style:legend-expansion="high" chart:style-name="ch3"/>
        <chart:plot-area chart:style-name="ch4" table:cell-range-address="runa.A2:runa.B34" svg:x="1.331cm" svg:y="1.301cm" svg:width="9.407cm" svg:height="6.538cm">
          <chartooo:coordinate-region svg:x="2.508cm" svg:y="1.5cm" svg:width="7.58cm" svg:height="5.692cm"/>
          <chart:axis chart:dimension="x" chart:name="primary-x" chart:style-name="ch5">
            <chart:title svg:x="4.23cm" svg:y="8.019cm" chart:style-name="ch6">
              <text:p>N (Número de entradas)</text:p>
            </chart:title>
          </chart:axis>
          <chart:axis chart:dimension="y" chart:name="primary-y" chart:style-name="ch5">
            <chart:title svg:x="0.451cm" svg:y="6.016cm" chart:style-name="ch7">
              <text:p>P(Palavras Únicas)</text:p>
            </chart:title>
            <chart:grid chart:style-name="ch8" chart:class="major"/>
          </chart:axis>
          <chart:series chart:style-name="ch9" chart:values-cell-range-address="runa.B2:runa.B34" chart:class="chart:scatter">
            <chart:domain table:cell-range-address="runa.A2:runa.A34"/>
            <chart:regression-curve chart:style-name="ch10">
              <chart:equation chart:display-equation="false" chart:display-r-square="true" svg:x="11.966cm" svg:y="1.437cm"/>
            </chart:regression-curve>
            <chart:data-point chart:repeated="29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35961">
                <text:p>35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37590">
                <text:p>375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37899">
                <text:p>37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40105">
                <text:p>4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42497">
                <text:p>4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45126">
                <text:p>45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45758">
                <text:p>45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46352">
                <text:p>4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48793">
                <text:p>48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53964">
                <text:p>5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54266">
                <text:p>54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55218">
                <text:p>55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55469">
                <text:p>55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58505">
                <text:p>58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60837">
                <text:p>60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62739">
                <text:p>62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64251">
                <text:p>6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65391">
                <text:p>6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67909">
                <text:p>67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71438">
                <text:p>71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73296">
                <text:p>73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53cm" svg:y="3.954cm" style:legend-expansion="high" chart:style-name="ch2"/>
        <chart:plot-area chart:style-name="ch3" table:cell-range-address="Sheet2.A2:Sheet2.A34 Sheet2.C1:Sheet2.C34" chart:data-source-has-labels="row" svg:x="0.319cm" svg:y="0.18cm" svg:width="10.815cm" svg:height="8.645cm">
          <chartooo:coordinate-region svg:x="1.496cm" svg:y="0.38cm" svg:width="8.9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34" chart:label-cell-address="Sheet2.C1:Sheet2.C1" chart:class="chart:scatter">
            <chart:domain table:cell-range-address="Sheet2.A2:Sheet2.A34"/>
            <chart:regression-curve chart:style-name="ch7">
              <chart:equation chart:display-equation="false" chart:display-r-square="true" svg:x="11.558cm" svg:y="1.311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ória(Kb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34</svg:desc>
                </draw:g>
              </table:table-cell>
              <table:table-cell office:value-type="float" office:value="13312">
                <text:p>13312</text:p>
                <draw:g>
                  <svg:desc>Sheet2.C2:Sheet2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27">
                <text:p>62427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319">
                <text:p>172319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434">
                <text:p>217434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768">
                <text:p>353768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789">
                <text:p>472789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959">
                <text:p>530959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887">
                <text:p>720887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2915">
                <text:p>832915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488">
                <text:p>839488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6832">
                <text:p>996832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268">
                <text:p>1014268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518">
                <text:p>103251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1275">
                <text:p>105127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7817">
                <text:p>1067817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2135">
                <text:p>1092135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7081">
                <text:p>1137081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4518">
                <text:p>1154518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1759">
                <text:p>1171759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339">
                <text:p>1286339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827">
                <text:p>14188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380">
                <text:p>149938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7851">
                <text:p>1597851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9416">
                <text:p>1699416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3688">
                <text:p>1783688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0592">
                <text:p>1900592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8600">
                <text:p>224860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9544">
                <text:p>2339544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4506">
                <text:p>2364506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234">
                <text:p>238123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3769">
                <text:p>2473769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2736">
                <text:p>2542736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